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Start" style:master-page-name="Standard">
      <style:paragraph-properties style:page-number="auto"/>
      <style:text-properties officeooo:rsid="0010617a" officeooo:paragraph-rsid="0010617a"/>
    </style:style>
    <style:style style:name="P2" style:family="paragraph" style:parent-style-name="ChapterTitle">
      <style:text-properties officeooo:rsid="0010617a" officeooo:paragraph-rsid="0010617a"/>
    </style:style>
    <style:style style:name="P3" style:family="paragraph" style:parent-style-name="Body">
      <style:text-properties officeooo:paragraph-rsid="0010617a"/>
    </style:style>
    <style:style style:name="P4" style:family="paragraph" style:parent-style-name="CodeC">
      <style:text-properties officeooo:paragraph-rsid="0010617a"/>
    </style:style>
    <style:style style:name="P5" style:family="paragraph" style:parent-style-name="BodyFirstBox">
      <style:text-properties fo:language="none" fo:country="none" style:language-asian="none" style:country-asian="none"/>
    </style:style>
    <style:style style:name="T1" style:family="text">
      <style:text-properties style:font-name-asian="Courier"/>
    </style:style>
    <style:style style:name="T2" style:family="text">
      <style:text-properties style:text-position="super 58%"/>
    </style:style>
    <style:style style:name="T3" style:family="text">
      <style:text-properties style:font-name="MS Mincho" style:font-name-asian="MS Mincho" style:font-name-complex="MS Mincho"/>
    </style:style>
    <style:style style:name="T4" style:family="text">
      <style:text-properties officeooo:rsid="001061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tions</text:p>
      <text:p text:style-name="P2">Solutions to Exercises in Chapter 1</text:p>
      <text:p text:style-name="Body">Solution to Exercise 1.1:</text:p>
      <text:p text:style-name="CodeA">def triangle(sidelength=100):</text:p>
      <text:p text:style-name="CodeB"><text:s text:c="4"/>for i in range(3):</text:p>
      <text:p text:style-name="CodeB"><text:s text:c="8"/>forward(length)</text:p>
      <text:p text:style-name="P4"><text:s text:c="8"/>right(120)</text:p>
      <text:p text:style-name="P3"><text:span text:style-name="T4">Solution to </text:span>Exercise 1.2:</text:p>
      <text:p text:style-name="CodeA">def star(sidelength = 100):</text:p>
      <text:p text:style-name="CodeB"><text:s text:c="4"/>for i in range(5):</text:p>
      <text:p text:style-name="CodeB"><text:s text:c="8"/>forward(sidelength)</text:p>
      <text:p text:style-name="CodeC"><text:s text:c="8"/>right(144)</text:p>
      <text:p text:style-name="Body"><text:span text:style-name="T4">Solution to </text:span>Exercise 1.3: </text:p>
      <text:p text:style-name="CodeA">def starSpiral():</text:p>
      <text:p text:style-name="CodeB"><text:s text:c="4"/>size = 5</text:p>
      <text:p text:style-name="CodeB"><text:s text:c="4"/>for i in range(60):</text:p>
      <text:p text:style-name="CodeB"><text:s text:c="8"/>star(size)</text:p>
      <text:p text:style-name="CodeB"><text:s text:c="8"/>right(5)</text:p>
      <text:p text:style-name="CodeC"><text:s text:c="8"/>size += 5</text:p>
      <text:p text:style-name="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1252in" loext:contextual-spacing="false" fo:line-height="150%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loext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loext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loext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loext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loext:contextual-spacing="false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loext:graphic-properties draw:fill="solid" draw:fill-color="#cccccc" draw:opacity="100%"/>
      <style:paragraph-properties fo:margin-left="0.75in" fo:margin-right="0in" fo:text-indent="-0.75in" style:auto-text-indent="false" fo:background-color="#cccccc" fo:padding="0.0138in" fo:border="0.74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ChapterStart" style:family="paragraph" style:next-style-name="ChapterTitle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hapterTitle" style:family="paragraph" style:next-style-name="_31_st_20_Pa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31_st_20_Para" style:display-name="1st Para" style:family="paragraph" style:next-style-name="Body">
      <style:paragraph-properties fo:margin-top="0in" fo:margin-bottom="0.028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" style:family="paragraph">
      <style:paragraph-properties fo:margin-left="0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" style:family="paragraph" style:next-style-name="BodyFirst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loext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loext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loext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Note" style:family="paragraph" style:next-style-name="Body">
      <style:paragraph-properties fo:margin-top="0.0835in" fo:margin-bottom="0.0835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A" style:display-name="List Plain A" style:family="paragraph">
      <style:paragraph-properties fo:margin-left="0.25in" fo:margin-right="0in" fo:margin-top="0.0835in" fo:margin-bottom="0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loext:contextual-spacing="false" fo:line-height="150%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loext:contextual-spacing="false" fo:line-height="150%" fo:orphans="2" fo:widows="2" fo:text-indent="0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loext:contextual-spacing="false" fo:line-height="150%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loext:contextual-spacing="false" fo:line-height="150%" fo:orphans="2" fo:widows="2" fo:text-indent="0in" style:auto-text-indent="false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family="Courier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language-asian="none" style:country-asian="none" style:font-name-complex="Courier" style:font-family-complex="Courier" style:font-family-generic-complex="modern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loext:contextual-spacing="false" fo:line-height="150%" fo:orphans="2" fo:widows="2" fo:text-indent="0in" style:auto-text-indent="false"/>
      <style:text-properties fo:color="#008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lock_20_Quote" style:display-name="Block Quote" style:family="paragraph" style:next-style-name="Standard">
      <style:paragraph-properties fo:margin-left="1in" fo:margin-right="1in" fo:margin-top="0.0835in" fo:margin-bottom="0.0835in" loext:contextual-spacing="false" fo:orphans="2" fo:widows="2" fo:text-indent="0in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Title" style:display-name="Table Title" style:family="paragraph" style:next-style-name="Standard">
      <style:paragraph-properties fo:margin-top="0.0835in" fo:margin-bottom="0.0835in" loext:contextual-spacing="false" fo:line-height="150%" fo:orphans="2" fo:widows="2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Header" style:display-name="Table Header" style:family="paragraph" style:next-style-name="Standard">
      <style:paragraph-properties fo:margin-top="0.0417in" fo:margin-bottom="0.0417in" loext:contextual-spacing="false"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Table_20_Body" style:display-name="Table Body" style:family="paragraph">
      <style:paragraph-properties fo:line-height="150%" fo:orphans="2" fo:widows="2"/>
      <style:text-properties style:use-window-font-color="true" style:font-name="Futura-Book" fo:font-family="Futura-Book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Book" style:font-family-complex="Futura-Book" style:font-family-generic-complex="swiss" style:font-pitch-complex="variable" style:font-size-complex="10pt" style:language-complex="ar" style:country-complex="SA"/>
    </style:style>
    <style:style style:name="Author_20_Query" style:display-name="Author Query" style:family="paragraph">
      <style:paragraph-properties fo:margin-left="1in" fo:margin-right="1in" fo:margin-top="0.0835in" fo:margin-bottom="0.0835in" loext:contextual-spacing="false" fo:line-height="150%" fo:orphans="2" fo:widows="2" fo:text-indent="0in" style:auto-text-indent="false"/>
      <style:text-properties fo:color="#ff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roduction_20_Directive" style:display-name="Production Directive" style:family="paragraph" style:next-style-name="Standard">
      <style:paragraph-properties fo:margin-top="0.0835in" fo:margin-bottom="0.0835in" loext:contextual-spacing="false" fo:line-height="150%" fo:orphans="2" fo:widows="2"/>
      <style:text-properties fo:font-variant="small-caps" fo:color="#ff0000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A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loext:contextual-spacing="false" fo:line-height="150%" fo:orphans="2" fo:widows="2" fo:text-indent="-0.5in" style:auto-text-indent="false"/>
      <style:text-properties fo:color="#800000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B" style:display-name="List Plain B" style:family="paragraph">
      <style:paragraph-properties fo:margin-left="0.25in" fo:margin-right="0in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loext:contextual-spacing="false" fo:line-height="150%" fo:orphans="2" fo:widows="2"/>
      <style:text-properties fo:color="#800000" style:font-name="Arial" fo:font-family="Arial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Plain_20_C" style:display-name="List Plain C" style:family="paragraph" style:next-style-name="Body">
      <style:paragraph-properties fo:margin-left="0.25in" fo:margin-right="0in" fo:margin-top="0in" fo:margin-bottom="0.0835in" loext:contextual-spacing="false" fo:line-height="150%" fo:orphans="2" fo:widows="2" fo:text-indent="0in" style:auto-text-indent="false"/>
      <style:text-properties fo:color="#80008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Box" style:family="paragraph" style:parent-style-name="HeadC">
      <style:paragraph-properties fo:margin-top="0.111in" fo:margin-bottom="0.0555in" loext:contextual-spacing="false" fo:text-align="center" style:justify-single-word="false" style:text-autospace="none"/>
      <style:text-properties fo:color="#808080" style:font-name="Dogma" fo:font-family="Dogma" style:font-family-generic="roman" fo:font-size="12pt" style:font-size-asian="12pt" style:font-name-complex="Dogma" style:font-family-complex="Dogma" style:font-family-generic-complex="roman"/>
    </style:style>
    <style:style style:name="Anchor" style:family="paragraph">
      <style:paragraph-properties fo:margin-top="0.0835in" fo:margin-bottom="0.1665in" loext:contextual-spacing="false" style:line-height-at-least="0.028in" fo:orphans="2" fo:widows="2" fo:hyphenation-ladder-count="no-limit" style:text-autospace="none"/>
      <style:text-properties fo:color="#000000" style:font-name="NewBaskerville" fo:font-family="NewBaskerville" style:font-family-generic="swiss" style:font-pitch="variable" fo:font-size="2pt" fo:language="en" fo:country="US" style:font-name-asian="Times New Roman" style:font-family-asian="'Times New Roman'" style:font-family-generic-asian="roman" style:font-pitch-asian="variable" style:font-size-asian="2pt" style:font-name-complex="NewBaskerville" style:font-family-complex="NewBaskerville" style:font-family-generic-complex="swiss" style:font-pitch-complex="variable" style:font-size-complex="2pt" style:language-complex="ar" style:country-complex="SA" style:text-scale="100%" fo:hyphenate="false" fo:hyphenation-remain-char-count="2" fo:hyphenation-push-char-count="2"/>
    </style:style>
    <style:style style:name="BodyFirstBox" style:family="paragraph" style:parent-style-name="BodyFirst">
      <style:text-properties fo:color="#808080"/>
    </style:style>
    <style:style style:name="BodyBox" style:family="paragraph" style:parent-style-name="Body">
      <style:text-properties fo:color="#808080"/>
    </style:style>
    <style:style style:name="ListHeadBox" style:family="paragraph" style:parent-style-name="ListHead">
      <style:text-properties fo:color="#808080"/>
    </style:style>
    <style:style style:name="ListBodyBox" style:family="paragraph" style:parent-style-name="ListBody">
      <style:text-properties fo:color="#808080"/>
    </style:style>
    <style:style style:name="NumListA_20_Box" style:display-name="NumListA Box" style:family="paragraph" style:parent-style-name="NumListA">
      <style:text-properties fo:color="#666699"/>
    </style:style>
    <style:style style:name="NumListB_20_Box" style:display-name="NumListB Box" style:family="paragraph" style:parent-style-name="NumListB">
      <style:text-properties fo:color="#666699"/>
    </style:style>
    <style:style style:name="NumListC_20_Box" style:display-name="NumListC Box" style:family="paragraph" style:parent-style-name="NumListC">
      <style:text-properties fo:color="#666699"/>
    </style:style>
    <style:style style:name="FootnoteBox" style:family="paragraph" style:parent-style-name="BodyFirstBox">
      <style:text-properties fo:font-size="10pt" style:font-size-asian="10pt"/>
    </style:style>
    <style:style style:name="Anchor_20_Sidehead" style:display-name="Anchor Sidehead" style:family="paragraph">
      <style:paragraph-properties fo:margin-top="0in" fo:margin-bottom="0.0835in" loext:contextual-spacing="false" fo:line-height="150%" fo:orphans="2" fo:widows="2" style:text-autospace="none"/>
      <style:text-properties fo:color="#000000" style:font-name="Futura-Heavy" fo:font-family="Futura-Heavy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Futura-Heavy" style:font-family-complex="Futura-Heavy" style:font-family-generic-complex="swiss" style:font-pitch-complex="variable" style:font-size-complex="8pt" style:language-complex="ar" style:country-complex="SA" style:text-scale="100%"/>
    </style:style>
    <style:style style:name="Level3IX" style:family="paragraph">
      <style:paragraph-properties fo:margin-left="0.7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GroupTitlesIX" style:family="paragraph">
      <style:paragraph-properties fo:margin-top="0.1665in" fo:margin-bottom="0.028in" loext:contextual-spacing="false" style:line-height-at-least="0.2638in" fo:orphans="0" fo:widows="0" fo:keep-with-next="always" style:text-autospace="none"/>
      <style:text-properties fo:color="#000000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" style:font-family-complex="Times" style:font-family-generic-complex="roman" style:font-pitch-complex="variable" style:font-size-complex="16pt" style:language-complex="ar" style:country-complex="SA" style:font-style-complex="italic" style:font-weight-complex="bold" style:text-scale="100%"/>
    </style:style>
    <style:style style:name="Level2IX" style:family="paragraph">
      <style:paragraph-properties fo:margin-left="0.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Level1IX" style:family="paragraph">
      <style:paragraph-properties fo:margin-left="0.5in" fo:margin-right="0in" fo:line-height="150%" fo:orphans="2" fo:widows="2" fo:hyphenation-ladder-count="no-limit" fo:text-indent="-0.5in" style:auto-text-indent="false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9pt" style:language-complex="ar" style:country-complex="SA" style:text-scale="100%" fo:hyphenate="false" fo:hyphenation-remain-char-count="2" fo:hyphenation-push-char-count="2"/>
    </style:style>
    <style:style style:name="CodeA_20_Wingding" style:display-name="CodeA Wingding" style:family="paragraph" style:parent-style-name="CodeA">
      <style:text-properties fo:color="#999999"/>
    </style:style>
    <style:style style:name="CodeB_20_Wingding" style:display-name="CodeB Wingding" style:family="paragraph" style:parent-style-name="CodeB" style:next-style-name="CodeB">
      <style:text-properties fo:color="#999999"/>
    </style:style>
    <style:style style:name="CodeC_20_Wingding" style:display-name="CodeC Wingding" style:family="paragraph" style:parent-style-name="CodeC" style:next-style-name="Body">
      <style:text-properties fo:color="#999999"/>
    </style:style>
    <style:style style:name="CodeSingle_20_Wingding" style:display-name="CodeSingle Wingding" style:family="paragraph" style:parent-style-name="CodeSingle">
      <style:text-properties fo:color="#999999"/>
    </style:style>
    <style:style style:name="Basic" style:family="paragraph" style:parent-style-name="Body"/>
    <style:style style:name="List_20_Plain_20_A_20_Box" style:display-name="List Plain A Box" style:family="paragraph" style:parent-style-name="List_20_Plain_20_A">
      <style:text-properties fo:color="#cc99ff"/>
    </style:style>
    <style:style style:name="List_20_Plain_20_B_20_Box" style:display-name="List Plain B Box" style:family="paragraph" style:parent-style-name="List_20_Plain_20_B">
      <style:text-properties fo:color="#cc99ff"/>
    </style:style>
    <style:style style:name="List_20_Plain_20_C_20_Box" style:display-name="List Plain C Box" style:family="paragraph" style:parent-style-name="List_20_Plain_20_C">
      <style:text-properties fo:color="#cc99ff"/>
    </style:style>
    <style:style style:name="BulletA_20_Box" style:display-name="BulletA Box" style:family="paragraph" style:parent-style-name="BulletA">
      <style:text-properties fo:color="#33cccc"/>
    </style:style>
    <style:style style:name="BulletB_20_Box" style:display-name="BulletB Box" style:family="paragraph" style:parent-style-name="BulletB">
      <style:text-properties fo:color="#33cccc"/>
    </style:style>
    <style:style style:name="BulletC_20_Box" style:display-name="BulletC Box" style:family="paragraph" style:parent-style-name="BulletC">
      <style:text-properties fo:color="#33cccc"/>
    </style:style>
    <style:style style:name="CaptionBox" style:family="paragraph" style:parent-style-name="Caption">
      <style:text-properties fo:color="#808080"/>
    </style:style>
    <style:style style:name="Epigraph" style:family="paragraph" style:parent-style-name="Block_20_Quote">
      <style:paragraph-properties fo:margin-left="0.75in" fo:margin-right="0.75in" fo:text-indent="0in" style:auto-text-indent="false"/>
      <style:text-properties fo:font-style="italic" style:font-style-asian="italic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Sample" style:display-name="HTML Sample" style:family="text" style:parent-style-name="Default_20_Paragraph_20_Fon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Bold" style:family="text" style:parent-style-name="Default_20_Paragraph_20_Font">
      <style:text-properties fo:color="#0000ff" fo:font-weight="bold" style:font-weight-asian="bold"/>
    </style:style>
    <style:style style:name="EmphasisItalic" style:family="text" style:parent-style-name="Default_20_Paragraph_20_Font">
      <style:text-properties fo:color="#0000ff" fo:font-style="italic" style:font-style-asian="italic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EmphasisRevItal" style:family="text" style:parent-style-name="Default_20_Paragraph_20_Font">
      <style:text-properties fo:color="#0000ff"/>
    </style:style>
    <style:style style:name="Keycap" style:family="text" style:parent-style-name="Default_20_Paragraph_20_Font">
      <style:text-properties fo:font-variant="small-caps" fo:color="#0000ff"/>
    </style:style>
    <style:style style:name="Literal" style:family="text" style:parent-style-name="Default_20_Paragraph_20_Font">
      <style:text-properties fo:color="#0000ff" style:font-name="Courier" fo:font-family="Courier" style:font-family-generic="modern" fo:font-size="10pt" style:font-size-asian="10pt" style:font-name-complex="Courier" style:font-family-complex="Courier" style:font-family-generic-complex="modern"/>
    </style:style>
    <style:style style:name="LiteralBold" style:family="text" style:parent-style-name="Default_20_Paragraph_20_Font">
      <style:text-properties fo:color="#0000ff" style:font-name="Courier" fo:font-family="Courier" style:font-family-generic="modern" fo:font-size="10pt" fo:font-weight="bold" style:font-size-asian="10pt" style:font-weight-asian="bold" style:font-name-complex="Courier" style:font-family-complex="Courier" style:font-family-generic-complex="modern"/>
    </style:style>
    <style:style style:name="LiteralItal" style:family="text" style:parent-style-name="Default_20_Paragraph_20_Font">
      <style:text-properties fo:color="#0000ff" style:font-name="Courier" fo:font-family="Courier" style:font-family-generic="modern" fo:font-size="10pt" fo:font-style="italic" style:font-size-asian="10pt" style:font-style-asian="italic" style:font-name-complex="Courier" style:font-family-complex="Courier" style:font-family-generic-complex="modern"/>
    </style:style>
    <style:style style:name="LiteralBoldItal" style:family="text" style:parent-style-name="Default_20_Paragraph_20_Font">
      <style:text-properties fo:color="#0000ff" style:font-name="Courier" fo:font-family="Courier" style:font-family-generic="modern" fo:font-size="10pt" fo:font-style="italic" fo:font-weight="bold" style:font-size-asian="10pt" style:font-style-asian="italic" style:font-weight-asian="bold" style:font-name-complex="Courier" style:font-family-complex="Courier" style:font-family-generic-complex="modern"/>
    </style:style>
    <style:style style:name="MenuArrow" style:family="text" style:parent-style-name="Default_20_Paragraph_20_Font">
      <style:text-properties fo:color="#0000ff" style:font-name="Webdings" fo:font-family="Webdings" style:font-family-generic="roman" style:font-pitch="variable" style:font-charset="x-symbol" style:font-name-complex="Webdings" style:font-family-complex="Webdings" style:font-family-generic-complex="roman" style:font-pitch-complex="variable" style:font-charset-complex="x-symbol"/>
    </style:style>
    <style:style style:name="EmphasisItalicBox" style:family="text" style:parent-style-name="EmphasisItalic">
      <style:text-properties fo:color="#cc99ff"/>
    </style:style>
    <style:style style:name="Wingdings" style:family="text" style:parent-style-name="Default_20_Paragraph_20_Font">
      <style:text-properties fo:color="#0000ff" style:font-name="Wingdings 2" fo:font-family="'Wingdings 2'" style:font-family-generic="roman" style:font-pitch="variable" style:font-charset="x-symbol" fo:font-size="12pt" style:font-size-asian="12pt" style:font-name-complex="Wingdings 2" style:font-family-complex="'Wingdings 2'" style:font-family-generic-complex="roman" style:font-pitch-complex="variable" style:font-charset-complex="x-symbol"/>
    </style:style>
    <style:style style:name="EmphasisRevCaption" style:family="text" style:parent-style-name="Default_20_Paragraph_20_Font">
      <style:text-properties fo:color="#cc99ff" fo:font-style="italic" style:font-style-asian="italic"/>
    </style:style>
    <style:style style:name="LiteralBox" style:family="text" style:parent-style-name="Literal">
      <style:text-properties fo:color="#cc99ff"/>
    </style:style>
    <style:style style:name="LiteralFootnote" style:family="text" style:parent-style-name="LiteralBox"/>
    <style:style style:name="Literal1st" style:family="text" style:parent-style-name="LiteralBox"/>
    <style:style style:name="LiteralCaption" style:family="text" style:parent-style-name="LiteralBox">
      <style:text-properties fo:font-style="italic" style:font-style-asian="italic"/>
    </style:style>
    <style:style style:name="Wingdings_20_Small" style:display-name="Wingdings Small" style:family="text" style:parent-style-name="Wingdings">
      <style:text-properties fo:color="#99ccff" fo:font-size="10pt" style:font-size-asian="10pt"/>
    </style:style>
    <style:style style:name="EmphasisItalicFoot" style:family="text" style:parent-style-name="EmphasisItalic">
      <style:text-properties fo:color="#99ccff" fo:font-size="8pt" style:font-size-asian="8pt" style:font-size-complex="8pt"/>
    </style:style>
    <style:style style:name="Italic" style:family="text" style:parent-style-name="EmphasisItalic">
      <style:text-properties fo:color="#000000"/>
    </style:style>
    <style:style style:name="EmphasisNote" style:family="text" style:parent-style-name="EmphasisRevItal">
      <style:text-properties fo:color="#3366ff"/>
    </style:style>
    <style:style style:name="EmphasisBoldBox" style:family="text" style:parent-style-name="EmphasisBold">
      <style:text-properties fo:color="#3366f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3" style:layout-grid-base-height="0.1764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OoTemplate</dc:title>
    <meta:creation-date>2016-11-25T10:59:32.940000000</meta:creation-date>
    <meta:editing-cycles>3</meta:editing-cycles>
    <meta:editing-duration>PT4M49S</meta:editing-duration>
    <meta:generator>LibreOffice/5.3.1.2$Linux_x86 LibreOffice_project/30m0$Build-2</meta:generator>
    <dc:date>2017-06-26T18:10:01.339079242</dc:date>
    <meta:document-statistic meta:table-count="0" meta:image-count="0" meta:object-count="0" meta:page-count="1" meta:paragraph-count="19" meta:word-count="51" meta:character-count="409" meta:non-whitespace-character-count="304"/>
    <meta:user-defined meta:name="Info 1"/>
    <meta:user-defined meta:name="Info 2"/>
    <meta:user-defined meta:name="Info 3"/>
    <meta:user-defined meta:name="Info 4"/>
  </office:meta>
</office:document-meta>
</file>